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974b8" officeooo:paragraph-rsid="000974b8"/>
    </style:style>
    <style:style style:name="P2" style:family="paragraph" style:parent-style-name="Standard" style:list-style-name="L1">
      <style:text-properties officeooo:rsid="000974b8" officeooo:paragraph-rsid="000974b8"/>
    </style:style>
    <style:style style:name="P3" style:family="paragraph" style:parent-style-name="Standard" style:list-style-name="L2">
      <style:text-properties officeooo:rsid="000974b8" officeooo:paragraph-rsid="000974b8"/>
    </style:style>
    <style:style style:name="P4" style:family="paragraph" style:parent-style-name="Standard">
      <style:text-properties officeooo:rsid="001a071f" officeooo:paragraph-rsid="000974b8"/>
    </style:style>
    <style:style style:name="P5" style:family="paragraph" style:parent-style-name="Standard" style:list-style-name="L2">
      <style:text-properties officeooo:rsid="000aa26a" officeooo:paragraph-rsid="000aa26a"/>
    </style:style>
    <style:style style:name="P6" style:family="paragraph" style:parent-style-name="Standard" style:list-style-name="L3">
      <style:text-properties officeooo:rsid="000aa26a" officeooo:paragraph-rsid="000aa26a"/>
    </style:style>
    <style:style style:name="T1" style:family="text">
      <style:text-properties officeooo:rsid="0024aa8b"/>
    </style:style>
    <style:style style:name="T2" style:family="text">
      <style:text-properties officeooo:rsid="000aa26a"/>
    </style:style>
    <style:style style:name="T3" style:family="text">
      <style:text-properties officeooo:rsid="000b340c"/>
    </style:style>
    <style:style style:name="T4" style:family="text">
      <style:text-properties officeooo:rsid="000c291a"/>
    </style:style>
    <style:style style:name="T5" style:family="text">
      <style:text-properties officeooo:rsid="000dca2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synapse_decay = 1, the usual fire-check analysis breaks down due to divide-by-zero errors. <text:s/>This means we need a separate analysis for this specific case. <text:s/>We can also use it for cases where the value is almost 1, which can cause numerical errrors for a similar reason.</text:p>
      <text:p text:style-name="P1"/>
      <text:p text:style-name="P1">Since we have a single known value for synapse_decay in this case, the equations are simplified as we’ve removed an unknown parameter. <text:s/>We always have an extreme point unless the initial synaptic variable is 0, and its expression is much simpler.</text:p>
      <text:p text:style-name="P1"><text:tab/>The inflection point is also a set time after the extreme point.</text:p>
      <text:p text:style-name="P4"/>
      <text:p text:style-name="P4">Non-trivial cases <text:span text:style-name="T1">are</text:span> assumed to not meet criteria for trivial cases.</text:p>
      <text:p text:style-name="Standard"/>
      <text:p text:style-name="P1">Trivial cases:</text:p>
      <text:list xml:id="list1683357193" text:style-name="L1">
        <text:list-item>
          <text:p text:style-name="P2">v(0) &gt; v_th<text:tab/><text:tab/>(will fire)</text:p>
        </text:list-item>
        <text:list-item>
          <text:p text:style-name="P2">I &lt;<text:span text:style-name="T3">=</text:span> v_th, s_0 &lt;<text:span text:style-name="T2">=</text:span> 0<text:tab/>(won’t fire)</text:p>
        </text:list-item>
      </text:list>
      <text:p text:style-name="P1">Non-trivial cases (you need data on the derivative):</text:p>
      <text:list xml:id="list226271591" text:style-name="L2">
        <text:list-item>
          <text:p text:style-name="P3">s_0 &gt; 0, v_e = v_th</text:p>
          <text:list>
            <text:list-item>
              <text:p text:style-name="P5">Maximum is exactly on the firing threshold</text:p>
            </text:list-item>
            <text:list-item>
              <text:p text:style-name="P5">Lower bound is t_e</text:p>
            </text:list-item>
            <text:list-item>
              <text:p text:style-name="P5">Upper bound is t_e</text:p>
            </text:list-item>
            <text:list-item>
              <text:p text:style-name="P5">NR start is t_e</text:p>
            </text:list-item>
          </text:list>
        </text:list-item>
        <text:list-item>
          <text:p text:style-name="P3">s_0 &gt; 0, v_e &gt; v_th</text:p>
          <text:list>
            <text:list-item>
              <text:p text:style-name="P5">Maximum takes you over the firing threshold</text:p>
            </text:list-item>
            <text:list-item>
              <text:p text:style-name="P5">Lower bound based on t=0</text:p>
            </text:list-item>
            <text:list-item>
              <text:p text:style-name="P5">Upper bound is t_e</text:p>
            </text:list-item>
            <text:list-item>
              <text:p text:style-name="P5">NR start based on t=0</text:p>
            </text:list-item>
          </text:list>
        </text:list-item>
        <text:list-item>
          <text:p text:style-name="P3">s_0 &gt; 0, v_e &lt; v_th<text:tab/><text:tab/><text:span text:style-name="T2">(won’t fire)</text:span></text:p>
          <text:list>
            <text:list-item>
              <text:p text:style-name="P5">Maximum does not reach the firing threshold</text:p>
            </text:list-item>
          </text:list>
        </text:list-item>
        <text:list-item>
          <text:p text:style-name="P3">s_0 &lt; 0, t_<text:span text:style-name="T2">i &gt;= 0</text:span>, v_i &lt; v_th</text:p>
          <text:list>
            <text:list-item>
              <text:p text:style-name="P5">Minimum exists, inflection point occurs before long-term limit takes you over the firing threshold (I &gt; v_th is implicit from trivial cases)</text:p>
            </text:list-item>
          </text:list>
        </text:list-item>
      </text:list>
      <text:list xml:id="list2825521201" text:style-name="L3">
        <text:list-item>
          <text:list>
            <text:list-item>
              <text:p text:style-name="P6">Lower bound based on inflection point</text:p>
            </text:list-item>
            <text:list-item>
              <text:p text:style-name="P6">Upper bound based on blind stepping</text:p>
            </text:list-item>
            <text:list-item>
              <text:p text:style-name="P6">NR start based on inflection point</text:p>
            </text:list-item>
          </text:list>
        </text:list-item>
      </text:list>
      <text:list xml:id="list160214349369787" text:continue-list="list226271591" text:style-name="L2">
        <text:list-item>
          <text:p text:style-name="P3">s_0 &lt; 0, t_e &lt; 0, t_i &lt;= 0</text:p>
          <text:list>
            <text:list-item>
              <text:p text:style-name="P5">Minimum and inflection have already occurred, long-term limit takes you over</text:p>
            </text:list-item>
            <text:list-item>
              <text:p text:style-name="P5">Lower bound based on t=0</text:p>
            </text:list-item>
            <text:list-item>
              <text:p text:style-name="P5">Upper bound based on blind stepping</text:p>
            </text:list-item>
            <text:list-item>
              <text:p text:style-name="P5">NR start based on t=0</text:p>
            </text:list-item>
          </text:list>
        </text:list-item>
        <text:list-item>
          <text:p text:style-name="P3">s_0 &lt; 0, t_e &gt; 0, v_i &gt;<text:span text:style-name="T4">=</text:span> v_th</text:p>
          <text:list>
            <text:list-item>
              <text:p text:style-name="P5">Minimum occurs before firing, inflection would occur after</text:p>
            </text:list-item>
            <text:list-item>
              <text:p text:style-name="P5">Lower bound is t_e</text:p>
            </text:list-item>
            <text:list-item>
              <text:p text:style-name="P5">Upper bound based on inflection point</text:p>
            </text:list-item>
            <text:list-item>
              <text:p text:style-name="P5">NR start based on inflection point</text:p>
            </text:list-item>
          </text:list>
        </text:list-item>
        <text:list-item>
          <text:p text:style-name="P3">s_0 &lt; 0, t_e &lt;= 0, v_i &gt;= v_th</text:p>
          <text:list>
            <text:list-item>
              <text:p text:style-name="P5">Minimum has already occurred, inflection would occur after firing</text:p>
            </text:list-item>
            <text:list-item>
              <text:p text:style-name="P5">Lower bound is 0</text:p>
            </text:list-item>
            <text:list-item>
              <text:p text:style-name="P5">Upper bound based on inflection point</text:p>
            </text:list-item>
            <text:list-item>
              <text:p text:style-name="P5">NR start based on inflection point</text:p>
            </text:list-item>
          </text:list>
        </text:list-item>
        <text:list-item>
          <text:p text:style-name="P3">s_0 = 0</text:p>
          <text:list>
            <text:list-item>
              <text:p text:style-name="P5">No extreme point but long-term limit takes you over</text:p>
            </text:list-item>
            <text:list-item>
              <text:p text:style-name="P5">Lower <text:span text:style-name="T5">bound </text:span>based on t=0</text:p>
            </text:list-item>
            <text:list-item>
              <text:p text:style-name="P5">Upper bound based on blind stepping</text:p>
            </text:list-item>
            <text:list-item>
              <text:p text:style-name="P5"><text:soft-page-break/>NR start based on t=0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3:43:01.188000000</meta:creation-date>
    <dc:date>2022-08-11T16:02:13.183000000</dc:date>
    <meta:editing-duration>PT1H46M20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45" meta:word-count="420" meta:character-count="2091" meta:non-whitespace-character-count="1749"/>
  </office:meta>
</office:document-meta>
</file>